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af432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4af432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4af432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4af432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40e10c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af432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af432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paragraph-properties style:shadow="none"/>
      <style:text-properties style:font-name="Arial" fo:font-size="10.5pt" fo:font-weight="bold" officeooo:paragraph-rsid="00321b3e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efeb9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0c0b0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362119"/>
    </style:style>
    <style:style style:name="T13" style:family="text">
      <style:text-properties officeooo:rsid="003c560d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11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4"/>
      <text:p text:style-name="P5">Transmis<text:span text:style-name="T7">sion</text:span> <text:span text:style-name="T9">de l’avis préalable du Collège communal</text:span></text:p>
      <text:p text:style-name="P3"/>
      <text:p text:style-name="P10"/>
      <text:p text:style-name="P15"><text:span text:style-name="T5"/></text:p>
      <text:p text:style-name="P9"/>
      <text:p text:style-name="P6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0">Monsieur le Fonctionnaire délégué</text:span>,</text:p>
      <text:p text:style-name="P6"/>
      <text:p text:style-name="P8">Conformément au <text:span text:style-name="T13">décret du 5 février 2015 relatif aux implantations commerciales et à votre courrier du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7"/>
      <text:p text:style-name="P7">Nous vous en souhaitons bonne réception et nous vous prions d'agréer, <text:span text:style-name="T10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16.035722057</dc:date>
    <dc:language>fr-FR</dc:language>
    <meta:editing-cycles>130</meta:editing-cycles>
    <meta:editing-duration>P1DT9H39M26S</meta:editing-duration>
    <meta:document-statistic meta:table-count="1" meta:image-count="0" meta:object-count="0" meta:page-count="1" meta:paragraph-count="14" meta:word-count="131" meta:character-count="975" meta:non-whitespace-character-count="876"/>
    <meta:user-defined meta:name="Info 1"/>
    <meta:user-defined meta:name="Info 2"/>
    <meta:user-defined meta:name="Info 3"/>
    <meta:user-defined meta:name="Info 4"/>
  </office:meta>
</office:document-meta>
</file>